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ffc97"/>
    </style:style>
    <style:style style:name="P2" style:family="paragraph" style:parent-style-name="Standard">
      <style:text-properties fo:font-weight="bold" officeooo:paragraph-rsid="000ffc97" style:font-weight-asian="bold" style:font-weight-complex="bold"/>
    </style:style>
    <style:style style:name="P3" style:family="paragraph" style:parent-style-name="Standard">
      <style:text-properties fo:font-weight="normal" officeooo:paragraph-rsid="000ffc97" style:font-weight-asian="normal" style:font-weight-complex="normal"/>
    </style:style>
    <style:style style:name="T1" style:family="text">
      <style:text-properties officeooo:rsid="000ffc97"/>
    </style:style>
    <style:style style:name="T2" style:family="text">
      <style:text-properties fo:font-weight="normal" officeooo:rsid="000ffc9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mne:</text:span></text:p>
      <text:p text:style-name="P1"><text:span text:style-name="T1">Test af arduino og rfid-læser</text:span></text:p>
      <text:p text:style-name="P2"><text:span text:style-name="T1">Kvalitetsattributer:</text:span></text:p>
      <text:p text:style-name="P3"><text:span text:style-name="T1">Reliability, Security, Efficiency</text:span></text:p>
      <text:p text:style-name="P2"><text:span text:style-name="T1">Spike beskrivelse:</text:span></text:p>
      <text:p text:style-name="P2"><text:span text:style-name="T2">Vi vil gerne undersøge hvordan arduino og rfid-læser kan kommunikere via API. Der skal udføres små test/prototyper for at sikre denne funktionalitet.</text:span></text:p>
      <text:p text:style-name="P2"><text:span text:style-name="T2"/></text:p>
      <text:p text:style-name="P2"><text:span text:style-name="T2"/></text:p>
      <text:p text:style-name="P2"><text:span text:style-name="T1">Emne:</text:span></text:p>
      <text:p text:style-name="P3"><text:span text:style-name="T1">Test af kort</text:span></text:p>
      <text:p text:style-name="P2"><text:span text:style-name="T1">Kvalitetsattributer:</text:span></text:p>
      <text:p text:style-name="P3"><text:span text:style-name="T1">Reliability</text:span></text:p>
      <text:p text:style-name="P2"><text:span text:style-name="T1">Spike beskrivelse:</text:span></text:p>
      <text:p text:style-name="P3"><text:span text:style-name="T1">Vi skal undersøge hvilke data vi kan hente og skrive på kortet</text:span></text:p>
      <text:p text:style-name="P3"><text:span text:style-name="T1"/></text:p>
      <text:p text:style-name="P3"><text:span text:style-name="T1"/></text:p>
      <text:p text:style-name="P2"><text:span text:style-name="T1">Emne</text:span></text:p>
      <text:p text:style-name="P2"><text:span text:style-name="T2">Overvejelser omkring kryptering</text:span></text:p>
      <text:p text:style-name="P2"><text:span text:style-name="T1">Kvalitetsattributer:</text:span></text:p>
      <text:p text:style-name="P3"><text:span text:style-name="T1">Security</text:span></text:p>
      <text:p text:style-name="P2"><text:span text:style-name="T1">Spike beskrivelse:</text:span></text:p>
      <text:p text:style-name="P3"><text:span text:style-name="T1">Vi skal bestemme hvilke data, der er vigtige nok til at kryptere, og hvordan dette gøres hensigtmæssigt. </text:span></text:p>
      <text:p text:style-name="P3"><text:span text:style-name="T1"/></text:p>
      <text:p text:style-name="P3"><text:span text:style-name="T1"/></text:p>
      <text:p text:style-name="P2"><text:span text:style-name="T1">Emne:</text:span></text:p>
      <text:p text:style-name="P3"><text:span text:style-name="T1">Bestemmelse af rejsestruktur</text:span></text:p>
      <text:p text:style-name="P2"><text:span text:style-name="T1">Kvalitetsattributer:</text:span></text:p>
      <text:p text:style-name="P3"><text:span text:style-name="T1">Reliability, usability, efficiency, testability</text:span></text:p>
      <text:p text:style-name="P2"><text:span text:style-name="T1">Spike beskrivelse:</text:span></text:p>
      <text:p text:style-name="P3"><text:span text:style-name="T1">Vi vil i denne spike overveje og bestemme, hvordan vi vil holde styr på brugernes saldi, samt hvordan sammensatte rejser skal håndter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Windows_x86 LibreOffice_project/e29a214-2bbed72-0621de6-a97528c-8f066d</meta:generator>
    <dc:date>2013-11-27T13:26:36.76</dc:date>
    <meta:document-statistic meta:table-count="0" meta:image-count="0" meta:object-count="0" meta:page-count="1" meta:paragraph-count="24" meta:word-count="112" meta:character-count="823" meta:non-whitespace-character-count="733"/>
    <meta:user-defined meta:name="Info 1"/>
    <meta:user-defined meta:name="Info 2"/>
    <meta:user-defined meta:name="Info 3"/>
    <meta:user-defined meta:name="Info 4"/>
  </office:meta>
</office:document-meta>
</file>